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1.8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1.8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1.71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.913cm"/>
    </style:style>
    <style:style style:name="gr5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3.319cm" fo:min-width="5cm"/>
    </style:style>
    <style:style style:name="gr6" style:family="graphic" style:parent-style-name="standard">
      <style:graphic-properties draw:fill-color="#ffffff" draw:textarea-horizontal-align="center" draw:textarea-vertical-align="middle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textarea-vertical-align="top" draw:auto-grow-height="true" draw:auto-grow-width="false" fo:min-height="5.75cm" fo:min-width="5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textarea-vertical-align="top" draw:auto-grow-height="true" draw:auto-grow-width="false" fo:min-height="4.905cm" fo:min-width="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2.999cm"/>
    </style:style>
    <style:style style:name="P1" style:family="paragraph">
      <style:paragraph-properties fo:line-height="100%"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.326cm" svg:height="0.907cm" svg:x="0.9cm" svg:y="1.845cm">
          <draw:text-box>
            <text:p>Firstname</text:p>
          </draw:text-box>
        </draw:frame>
        <draw:frame draw:style-name="gr2" draw:layer="layout" svg:width="3.292cm" svg:height="0.907cm" svg:x="7cm" svg:y="1.845cm">
          <draw:text-box>
            <text:p text:style-name="P1">Lastname</text:p>
          </draw:text-box>
        </draw:frame>
        <draw:frame draw:style-name="gr3" draw:layer="layout" svg:width="3.114cm" svg:height="0.907cm" svg:x="1cm" svg:y="4.383cm">
          <draw:text-box>
            <text:p>Zip-Code</text:p>
          </draw:text-box>
        </draw:frame>
        <draw:frame draw:style-name="gr4" draw:layer="layout" svg:width="1.984cm" svg:height="0.907cm" svg:x="7.086cm" svg:y="4.383cm">
          <draw:text-box>
            <text:p>Town</text:p>
          </draw:text-box>
        </draw:frame>
        <draw:frame draw:style-name="gr5" draw:text-style-name="P2" draw:layer="layout" svg:width="5.5cm" svg:height="3.569cm" svg:x="14.2cm" svg:y="2.31cm">
          <draw:text-box>
            <text:p text:style-name="P2">Picture</text:p>
            <text:p text:style-name="P2">(128x128)</text:p>
          </draw:text-box>
        </draw:frame>
        <draw:rect draw:style-name="gr6" draw:text-style-name="P2" draw:layer="layout" svg:width="5.6cm" svg:height="1cm" svg:x="1.1cm" svg:y="2.845cm">
          <text:p/>
        </draw:rect>
        <draw:rect draw:style-name="gr6" draw:text-style-name="P2" draw:layer="layout" svg:width="3.5cm" svg:height="1cm" svg:x="1.2cm" svg:y="5.345cm">
          <text:p/>
        </draw:rect>
        <draw:rect draw:style-name="gr6" draw:text-style-name="P2" draw:layer="layout" svg:width="6.5cm" svg:height="1cm" svg:x="7.2cm" svg:y="5.345cm">
          <text:p/>
        </draw:rect>
        <draw:rect draw:style-name="gr6" draw:text-style-name="P2" draw:layer="layout" svg:width="6.5cm" svg:height="1cm" svg:x="7.2cm" svg:y="2.845cm">
          <text:p/>
        </draw:rect>
        <draw:frame draw:style-name="gr7" draw:text-style-name="P2" draw:layer="layout" svg:width="20.5cm" svg:height="6cm" svg:x="0.2cm" svg:y="0.845cm">
          <draw:text-box>
            <text:p text:style-name="P2">Contact</text:p>
          </draw:text-box>
        </draw:frame>
        <draw:frame draw:style-name="gr8" draw:text-style-name="P2" draw:layer="layout" svg:width="20.5cm" svg:height="5.155cm" svg:x="0.2cm" svg:y="8.845cm">
          <draw:text-box>
            <text:p text:style-name="P2">Details</text:p>
          </draw:text-box>
        </draw:frame>
        <draw:rect draw:style-name="gr6" draw:text-style-name="P2" draw:layer="layout" svg:width="19.6cm" svg:height="3.5cm" svg:x="0.6cm" svg:y="9.845cm">
          <text:p/>
        </draw:rect>
        <draw:frame draw:style-name="gr9" draw:layer="layout" svg:width="5.626cm" svg:height="0.907cm" svg:x="0.374cm" svg:y="7.483cm">
          <draw:text-box>
            <text:p>[ ] Show Detail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3-11T08:40:41</meta:creation-date>
    <dc:date>2010-03-11T10:07:49</dc:date>
    <meta:editing-duration>PT01H11M58S</meta:editing-duration>
    <meta:editing-cycles>5</meta:editing-cycles>
    <meta:generator>OpenOffice.org/3.2$Unix OpenOffice.org_project/320m12$Build-9483</meta:generator>
    <meta:document-statistic meta:object-count="13"/>
  </office:meta>
</office:document-meta>
</file>